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29138" officeooo:paragraph-rsid="00129138"/>
    </style:style>
    <style:style style:name="P2" style:family="paragraph" style:parent-style-name="Standard">
      <style:paragraph-properties fo:text-align="end" style:justify-single-word="false"/>
      <style:text-properties fo:color="#000000" style:font-name="Liberation Serif" fo:font-size="10.5pt" officeooo:rsid="00129138" officeooo:paragraph-rsid="001606ca" style:font-size-asian="10.5pt" style:font-name-complex="Arial" style:font-size-complex="10.5pt" style:font-weight-complex="bold"/>
    </style:style>
    <style:style style:name="P3" style:family="paragraph" style:parent-style-name="Standard">
      <style:paragraph-properties fo:text-align="end" style:justify-single-word="false"/>
      <style:text-properties fo:font-size="10.5pt" officeooo:rsid="001606ca" officeooo:paragraph-rsid="001606ca" style:font-size-asian="10.5pt" style:font-size-complex="10.5pt"/>
    </style:style>
    <style:style style:name="P4" style:family="paragraph" style:parent-style-name="Standard">
      <style:paragraph-properties fo:text-align="end" style:justify-single-word="false"/>
      <style:text-properties fo:font-size="10.5pt" officeooo:rsid="00129138" officeooo:paragraph-rsid="001606ca" style:font-size-asian="10.5pt" style:font-size-complex="10.5pt"/>
    </style:style>
    <style:style style:name="P5" style:family="paragraph" style:parent-style-name="Standard">
      <style:paragraph-properties fo:text-align="justify" style:justify-single-word="false"/>
      <style:text-properties fo:font-size="10.5pt" officeooo:rsid="00129138" officeooo:paragraph-rsid="001606ca" style:font-size-asian="10.5pt" style:font-size-complex="10.5pt"/>
    </style:style>
    <style:style style:name="P6" style:family="paragraph" style:parent-style-name="Standard">
      <style:paragraph-properties fo:text-align="justify" style:justify-single-word="false"/>
      <style:text-properties fo:font-size="10.5pt" officeooo:rsid="00129138" officeooo:paragraph-rsid="00129138" style:font-size-asian="10.5pt" style:font-size-complex="10.5pt"/>
    </style:style>
    <style:style style:name="P7" style:family="paragraph" style:parent-style-name="Standard">
      <style:paragraph-properties fo:text-align="justify" style:justify-single-word="false"/>
      <style:text-properties fo:font-size="10.5pt" officeooo:rsid="0014afc6" officeooo:paragraph-rsid="0014afc6" style:font-size-asian="10.5pt" style:font-size-complex="10.5pt"/>
    </style:style>
    <style:style style:name="P8" style:family="paragraph" style:parent-style-name="Standard">
      <style:paragraph-properties fo:text-align="start" style:justify-single-word="false"/>
      <style:text-properties fo:font-size="10.5pt" officeooo:rsid="001c19a8" officeooo:paragraph-rsid="001c19a8" style:font-size-asian="10.5pt" style:font-size-complex="10.5pt"/>
    </style:style>
    <style:style style:name="P9" style:family="paragraph" style:parent-style-name="Standard">
      <style:paragraph-properties fo:text-align="justify" style:justify-single-word="false"/>
      <style:text-properties fo:font-size="10.5pt" style:text-underline-style="solid" style:text-underline-width="auto" style:text-underline-color="font-color" fo:font-weight="bold" officeooo:rsid="001606ca" officeooo:paragraph-rsid="001606ca" style:font-size-asian="10.5pt" style:font-weight-asian="bold" style:font-size-complex="10.5pt" style:font-weight-complex="bold"/>
    </style:style>
    <style:style style:name="P10" style:family="paragraph" style:parent-style-name="Standard">
      <style:paragraph-properties fo:text-align="end" style:justify-single-word="false"/>
      <style:text-properties fo:font-size="10.5pt" fo:font-style="normal" style:text-underline-style="none" fo:font-weight="normal" officeooo:rsid="001606ca" officeooo:paragraph-rsid="001606ca" style:font-size-asian="10.5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fo:font-size="10.5pt" fo:font-weight="bold" officeooo:rsid="001606ca" officeooo:paragraph-rsid="001606ca" style:font-size-asian="10.5pt" style:font-weight-asian="bold" style:font-size-complex="10.5pt" style:font-weight-complex="bold"/>
    </style:style>
    <style:style style:name="P12" style:family="paragraph" style:parent-style-name="Standard">
      <style:paragraph-properties fo:text-align="justify" style:justify-single-word="false"/>
      <style:text-properties fo:font-size="10.5pt" fo:font-weight="bold" officeooo:rsid="00129138" officeooo:paragraph-rsid="001606ca" style:font-size-asian="10.5pt" style:font-weight-asian="bold" style:font-size-complex="10.5pt" style:font-weight-complex="bold"/>
    </style:style>
    <style:style style:name="P13" style:family="paragraph" style:parent-style-name="Standard">
      <style:paragraph-properties fo:text-align="justify" style:justify-single-word="false"/>
      <style:text-properties fo:font-size="10.5pt" officeooo:rsid="00129138" officeooo:paragraph-rsid="00129138" style:font-size-asian="10.5pt" style:font-size-complex="10.5pt"/>
    </style:style>
    <style:style style:name="T1" style:family="text">
      <style:text-properties officeooo:rsid="0012ba20"/>
    </style:style>
    <style:style style:name="T2" style:family="text">
      <style:text-properties officeooo:rsid="001606ca"/>
    </style:style>
    <style:style style:name="T3" style:family="text">
      <style:text-properties officeooo:rsid="00189076"/>
    </style:style>
    <style:style style:name="T4" style:family="text">
      <style:text-properties officeooo:rsid="001a9448"/>
    </style:style>
    <style:style style:name="T5" style:family="text">
      <style:text-properties officeooo:rsid="001aa97c"/>
    </style:style>
    <style:style style:name="T6" style:family="text">
      <style:text-properties style:text-underline-style="solid" style:text-underline-width="auto" style:text-underline-color="font-color"/>
    </style:style>
    <style:style style:name="T7" style:family="text">
      <style:text-properties officeooo:rsid="001d0e14"/>
    </style:style>
    <style:style style:name="T8" style:family="text">
      <style:text-properties officeooo:rsid="001ef88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8">MEURISSE Clémence</text:p>
      <text:p text:style-name="P8">16 rue Maréchal Foch</text:p>
      <text:p text:style-name="P8">85000 LA ROCHE SUR YON</text:p>
      <text:p text:style-name="P8">Tel : 06 61 50 77 18</text:p>
      <text:p text:style-name="P8">Mail : clemence.meurisse@hotmail.com</text:p>
      <text:p text:style-name="P3">CHANSON Lucile, </text:p>
      <text:p text:style-name="P3">LILIENST<text:span text:style-name="T7">ER</text:span>N Christine </text:p>
      <text:p text:style-name="P3">BRILLAUD Sandrine</text:p>
      <text:p text:style-name="P3">Institut de formation aux professions de santé</text:p>
      <text:p text:style-name="P2">33 rue du Maréchal Koenig - BP 652 <text:s/></text:p>
      <text:p text:style-name="P2">85016 LA ROCHE SUR YON CEDEX</text:p>
      <text:p text:style-name="P4"/>
      <text:p text:style-name="P9"/>
      <text:p text:style-name="P10">Fait le 24 février 2019 à la Roche sur Yon.</text:p>
      <text:p text:style-name="P9"/>
      <text:p text:style-name="P9"/>
      <text:p text:style-name="P9"/>
      <text:p text:style-name="P11"><text:span text:style-name="T6">Objet :</text:span> <text:span text:style-name="T4">L</text:span>ettre de motivation pour les stage de S5 et S6.</text:p>
      <text:p text:style-name="P12"/>
      <text:p text:style-name="P5"><text:tab/><text:tab/></text:p>
      <text:p text:style-name="P5"/>
      <text:p text:style-name="P5"><text:tab/><text:tab/>Madame, Monsieur,</text:p>
      <text:p text:style-name="P6"/>
      <text:p text:style-name="P6"><text:tab/>Actuellement en deuxième année d’école infirmière à la Roche sur Yon, nous devons établir nos souhaits de stage pour la troisième année. <text:span text:style-name="T8">Sachant que lors de mes précédents stages, je suis allée au plus proche à 40 minutes de mon domicile, je souhaiterai faire 2 stages à la Roche sur Yon.</text:span></text:p>
      <text:p text:style-name="P6"/>
      <text:p text:style-name="P6"><text:tab/>Premièrement, j’ai demandé un stage <text:span text:style-name="T5">e</text:span>n pédopsychiatrie car je n’ai fait que 4 semaines sur les 10 obligatoires pour valider le diplôme d’<text:span text:style-name="T5">E</text:span>tat. De plus, la psychiatrie auprès des enfants m’intéresse d’avantage afin de voir une autre population dans ce domaine. <text:span text:style-name="T1">Ce stage me permettrait également de développer mon relationnel avec des patients psychiatriques. </text:span></text:p>
      <text:p text:style-name="P6"/>
      <text:p text:style-name="P6"><text:tab/>J’ai également demandé un stage en réanimation <text:span text:style-name="T3">ou dans un service d’urgence </text:span>pour ma troisième année. En effet, je n’ai effectu<text:span text:style-name="T5">é</text:span> aucun stage dans le milieu des urgences médicales. Cela me permettrait de <text:span text:style-name="T1">valider l’item n°4 de <text:s/>la compétence 2 : Pertinence des réactions en situation d’urgence car lors de mes précédents stages, je n’ai pas eu l’occasion de la valider. </text:span></text:p>
      <text:p text:style-name="P6"/>
      <text:p text:style-name="P6"><text:tab/><text:span text:style-name="T1">Ensuite, j’ai demandé un stage en onco-hématologie. Ce stage serait l’occasion pour moi de découvrir le milieu de l’oncologie. En effet, je doute encore sur mon projet professionnel mais l’oncologie m’intéresse fortement. Sachant que nous abordons en théorie les processus tumoraux en semestre 5, ce serait le bon moment pour moi de découvrir ce milieu professionnel. De plus, n’étant pas à l’aise avec la prise en charge palliative lors de mon sage en court séjour gériatrique, il est important pour moi d’approfondir cette prise en soin. Enfin, ça me permettrait également d’améliorer ma dextérité et d’apprendre de nouveaux soins techniques tels que tout ce qui concerne les chambres implantables, la chimiothérapie, la radiothérapie...</text:span></text:p>
      <text:p text:style-name="P6"/>
      <text:p text:style-name="P7"><text:tab/>Pour terminer, j’ai demandé un stage en chirurgie cardiaque afin <text:span text:style-name="T2">d</text:span>e découvrir le milieu de la chirurgie car je n’en ai pas eu l’occasion lors de mes précédents stages. Cela me permettrait de comprendre d’avantage certaines pathologies cardiaques. <text:span text:style-name="T2">De plus, je saurai ce qu’il est important de faire avant le chirurgie et en post-chirurgie également. Ayant fait un stage en médecine gériatrique la prise en soin après une chirurgie se faisait à moyen terme. Il serait donc intéressant de connaître le court terme.</text:span></text:p>
      <text:p text:style-name="P7"/>
      <text:p text:style-name="P3"/>
      <text:p text:style-name="P3"/>
      <text:p text:style-name="P3">MEURISSE Clémenc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4T10:20:51.270845846</meta:creation-date>
    <dc:date>2019-02-28T22:04:15.012431823</dc:date>
    <meta:editing-duration>PT47M3S</meta:editing-duration>
    <meta:editing-cycles>6</meta:editing-cycles>
    <meta:generator>LibreOffice/6.0.7.3$Linux_X86_64 LibreOffice_project/00m0$Build-3</meta:generator>
    <meta:document-statistic meta:table-count="0" meta:image-count="0" meta:object-count="0" meta:page-count="1" meta:paragraph-count="21" meta:word-count="436" meta:character-count="2685" meta:non-whitespace-character-count="2253"/>
  </office:meta>
</office:document-meta>
</file>